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4f4f4"/>
    </style:style>
    <style:style style:name="gr2" style:family="graphic" style:parent-style-name="standard">
      <style:graphic-properties draw:stroke="none" draw:fill="solid" draw:fill-color="#393536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3cm" fo:min-width="7.7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21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4.748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141cm" svg:stroke-color="#ff5050" draw:stroke-linejoin="miter" svg:stroke-linecap="butt" draw:fill="none" fo:padding-top="0.07cm" fo:padding-bottom="0.07cm" fo:padding-left="0.07cm" fo:padding-right="0.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3.11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4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54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9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36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56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0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81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94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2.286cm" fo:min-width="5.89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829cm" fo:min-width="6.301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123cm" svg:stroke-color="#ff5050" draw:stroke-linejoin="miter" svg:stroke-linecap="butt" draw:fill="none" fo:padding-top="0.061cm" fo:padding-bottom="0.061cm" fo:padding-left="0.061cm" fo:padding-right="0.061cm"/>
    </style:style>
    <style:style style:name="gr21" style:family="graphic" style:parent-style-name="standard">
      <style:graphic-properties draw:stroke="solid" svg:stroke-width="0.152cm" svg:stroke-color="#ff5050" draw:marker-start-width="0.169cm" draw:marker-end-width="0.169cm" draw:stroke-linejoin="miter" svg:stroke-linecap="butt" draw:fill="none" fo:padding-top="0.076cm" fo:padding-bottom="0.076cm" fo:padding-left="0.076cm" fo:padding-right="0.076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76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8.461cm" fo:min-width="12.50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2.547cm" fo:min-width="12.02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5.205cm" fo:min-width="12.93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77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6.05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3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45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88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01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44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11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7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4.654cm" fo:min-width="12.509cm" fo:padding-top="0cm" fo:padding-bottom="0cm" fo:padding-left="0cm" fo:padding-right="0cm"/>
    </style:style>
    <style:style style:name="gr36" style:family="graphic" style:parent-style-name="standard">
      <style:graphic-properties draw:stroke="solid" svg:stroke-width="0cm" svg:stroke-color="#ff5050" draw:marker-start-width="0cm" draw:marker-end-width="0cm" draw:stroke-linejoin="miter" svg:stroke-linecap="butt" draw:fill="none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family="'Roboto Slab'" style:font-pitch="variable" fo:font-size="28pt" style:font-size-asian="28pt" style:font-size-complex="28pt"/>
    </style:style>
    <style:style style:name="P3" style:family="paragraph">
      <style:paragraph-properties style:writing-mode="lr-tb"/>
      <style:text-properties fo:font-family="Lato" style:font-family-generic="swiss" style:font-pitch="variable" fo:font-size="10pt" style:font-size-asian="10pt" style:font-size-complex="10pt"/>
    </style:style>
    <style:style style:name="P4" style:family="paragraph">
      <style:paragraph-properties fo:text-align="end" style:writing-mode="lr-tb"/>
    </style:style>
    <style:style style:name="P5" style:family="paragraph">
      <style:paragraph-properties fo:text-align="end" style:writing-mode="lr-tb"/>
      <style:text-properties fo:font-family="'Roboto Slab'" style:font-pitch="variable" fo:font-size="9pt" style:font-size-asian="9pt" style:font-size-complex="9pt"/>
    </style:style>
    <style:style style:name="P6" style:family="paragraph">
      <style:paragraph-properties style:writing-mode="lr-tb"/>
      <style:text-properties fo:font-size="11pt" style:font-size-asian="11pt" style:font-size-complex="11pt"/>
    </style:style>
    <style:style style:name="P7" style:family="paragraph"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style:writing-mode="lr-tb"/>
      <style:text-properties fo:font-family="Lato" style:font-family-generic="swiss" style:font-pitch="variable" fo:font-size="9pt" style:font-size-asian="9pt" style:font-size-complex="9pt"/>
    </style:style>
    <style:style style:name="P9" style:family="paragraph"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style:writing-mode="lr-tb"/>
      <style:text-properties fo:font-family="'Roboto Condensed'" style:font-pitch="variable" fo:font-size="11pt" style:font-size-asian="11pt" style:font-size-complex="11pt"/>
    </style:style>
    <style:style style:name="P11" style:family="paragraph">
      <style:paragraph-properties fo:line-height="120%" fo:text-align="start" style:writing-mode="lr-tb"/>
    </style:style>
    <style:style style:name="P12" style:family="paragraph">
      <style:paragraph-properties fo:line-height="120%" fo:text-align="start" style:writing-mode="lr-tb"/>
      <style:text-properties fo:font-family="Lato" style:font-family-generic="swiss" style:font-pitch="variable" fo:font-size="9pt" style:font-size-asian="9pt" style:font-size-complex="9pt"/>
    </style:style>
    <style:style style:name="P13" style:family="paragraph"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ff5050" fo:font-family="'Roboto Slab'" style:font-pitch="variable" fo:font-size="28pt" style:font-size-asian="28pt" style:font-family-complex="RobotoSlabular" style:font-size-complex="28pt" loext:opacity="100%"/>
    </style:style>
    <style:style style:name="T2" style:family="text">
      <style:text-properties fo:color="#ffffff" fo:font-family="Lato" style:font-family-generic="swiss" style:font-pitch="variable" fo:font-size="10pt" style:font-size-asian="10pt" style:font-family-complex="Latoular" style:font-size-complex="10pt" loext:opacity="100%"/>
    </style:style>
    <style:style style:name="T3" style:family="text">
      <style:text-properties fo:color="#d3d2d2" fo:font-family="'Roboto Slab'" style:font-pitch="variable" fo:font-size="9pt" style:font-size-asian="9pt" style:font-family-complex="Latoular" style:font-size-complex="9pt" loext:opacity="100%"/>
    </style:style>
    <style:style style:name="T4" style:family="text">
      <style:text-properties fo:color="#ff5050" fo:font-family="'Font Awesome 5 Free Solid'" style:font-family-generic="modern" style:font-pitch="variable" fo:font-size="11pt" style:font-size-asian="11pt" style:font-family-complex="FontAwesome5ProSolid" style:font-size-complex="11pt" loext:opacity="100%"/>
    </style:style>
    <style:style style:name="T5" style:family="text">
      <style:text-properties fo:color="#ff5050" fo:font-family="FontAwesome5Proular" fo:font-size="11pt" style:font-size-asian="11pt" style:font-family-complex="FontAwesome5Proular" style:font-size-complex="11pt" loext:opacity="100%"/>
    </style:style>
    <style:style style:name="T6" style:family="text">
      <style:text-properties fo:color="#ff5050" fo:font-family="'Roboto Slab'" style:font-pitch="variable" fo:font-size="11pt" fo:font-weight="bold" style:font-size-asian="11pt" style:font-family-complex="RobotoSlab" style:font-size-complex="11pt" style:font-weight-complex="bold" loext:opacity="100%"/>
    </style:style>
    <style:style style:name="T7" style:family="text">
      <style:text-properties fo:color="#231f20" fo:font-family="Lato" fo:font-size="10pt" fo:font-weight="bold" style:font-size-asian="10pt" style:font-family-complex="Lato" style:font-size-complex="10pt" style:font-weight-complex="bold" loext:opacity="100%"/>
    </style:style>
    <style:style style:name="T8" style:family="text">
      <style:text-properties fo:color="#393536" fo:font-family="Lato" style:font-family-generic="swiss" style:font-pitch="variable" fo:font-size="9pt" style:font-size-asian="9pt" style:font-family-complex="Latoular" style:font-size-complex="9pt" loext:opacity="100%"/>
    </style:style>
    <style:style style:name="T9" style:family="text">
      <style:text-properties fo:color="#393536" fo:font-family="Latoular" fo:font-size="9pt" style:font-size-asian="9pt" style:font-family-complex="Latoular" style:font-size-complex="9pt" loext:opacity="100%"/>
    </style:style>
    <style:style style:name="T10" style:family="text">
      <style:text-properties fo:color="#ff5050" fo:font-family="'Font Awesome 5 Free'" style:font-pitch="variable" fo:font-size="11pt" style:font-size-asian="11pt" style:font-family-complex="FontAwesome5ProSolid" style:font-size-complex="11pt" loext:opacity="100%"/>
    </style:style>
    <style:style style:name="T11" style:family="text">
      <style:text-properties fo:color="#231f20" fo:font-family="'Roboto Condensed'" style:font-pitch="variable" fo:font-size="11pt" fo:font-weight="bold" style:font-size-asian="11pt" style:font-family-complex="RobotoCondensed" style:font-size-complex="11pt" style:font-weight-complex="bold" loext:opacity="100%"/>
    </style:style>
    <style:style style:name="T12" style:family="text">
      <style:text-properties fo:color="#ff5050" fo:font-family="RobotoSlab" fo:font-size="11pt" fo:font-weight="bold" style:font-size-asian="11pt" style:font-family-complex="RobotoSlab" style:font-size-complex="11pt" style:font-weight-complex="bold" loext:opacity="100%"/>
    </style:style>
    <style:style style:name="T13" style:family="text">
      <style:text-properties fo:color="#231f20" fo:font-family="Lato" fo:font-size="10pt" fo:font-weight="normal" style:font-size-asian="10pt" style:font-weight-asian="normal" style:font-family-complex="Lato" style:font-size-complex="10pt" style:font-weight-complex="normal" loext:opacity="100%"/>
    </style:style>
    <style:style style:name="T14" style:family="text">
      <style:text-properties fo:color="#231f20" fo:font-family="Lato" fo:font-size="10pt" fo:font-weight="bold" style:font-size-asian="10pt" style:font-weight-asian="bold" style:font-family-complex="Lato" style:font-size-complex="10pt" style:font-weight-complex="bol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5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5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5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5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5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5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5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5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5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7.67cm" svg:height="24.391cm" svg:x="0.017cm" svg:y="3.531cm" svg:viewBox="0 0 7671 24392" draw:points="0,24392 7671,24392 7671,0 0,0">
          <text:p/>
        </draw:polygon>
        <draw:polygon draw:style-name="gr2" draw:layer="layout" svg:width="21.573cm" svg:height="3.56cm" svg:x="0.017cm" svg:y="0.017cm" svg:viewBox="0 0 21574 3561" draw:points="0,3561 21574,3561 21574,0 0,0">
          <text:p/>
        </draw:polygon>
        <draw:frame draw:style-name="gr3" draw:text-style-name="P2" draw:layer="layout" svg:width="7.702cm" svg:height="1.33cm" svg:x="1.27cm" svg:y="0.93cm">
          <draw:text-box>
            <text:p text:style-name="P1"><text:span text:style-name="T1">Don R. Walsh</text:span></text:p>
          </draw:text-box>
        </draw:frame>
        <draw:frame draw:style-name="gr4" draw:text-style-name="P3" draw:layer="layout" svg:width="8.215cm" svg:height="0.424cm" svg:x="1.27cm" svg:y="2.059cm">
          <draw:text-box>
            <text:p text:style-name="P1"><text:span text:style-name="T2">Full Stack Developer</text:span></text:p>
          </draw:text-box>
        </draw:frame>
        <draw:frame draw:style-name="gr5" draw:text-style-name="P5" draw:layer="layout" svg:width="4.748cm" svg:height="1.297cm" svg:x="15.889cm" svg:y="1.27cm">
          <draw:text-box>
            <text:p text:style-name="P4"><text:span text:style-name="T3"><text:a xlink:href="mailto:donrwalsh@gmail.com">donrwalsh@gmail.com</text:a></text:span></text:p>
            <text:p text:style-name="P4"><text:span text:style-name="T3">https://donrwalsh.github.io</text:span></text:p>
            <text:p text:style-name="P4"><text:span text:style-name="T3">Brooklyn Center, Minnesota</text:span></text:p>
          </draw:text-box>
        </draw:frame>
        <draw:line draw:style-name="gr6" draw:layer="layout" svg:x1="1.275cm" svg:y1="4.835cm" svg:x2="4.192cm" svg:y2="4.835cm">
          <text:p/>
        </draw:line>
        <draw:frame draw:style-name="gr7" draw:text-style-name="P6" draw:layer="layout" svg:width="3.118cm" svg:height="0.548cm" svg:x="1.276cm" svg:y="4.193cm">
          <draw:text-box>
            <text:p text:style-name="P1"><text:span text:style-name="T4"></text:span><text:span text:style-name="T5"> </text:span><text:span text:style-name="T6">EDUCATION</text:span></text:p>
          </draw:text-box>
        </draw:frame>
        <draw:frame draw:style-name="gr8" draw:text-style-name="P7" draw:layer="layout" svg:width="4.549cm" svg:height="0.496cm" svg:x="1.276cm" svg:y="5.073cm">
          <draw:text-box>
            <text:p text:style-name="P1"><text:span text:style-name="T7">University of Minnesota</text:span></text:p>
          </draw:text-box>
        </draw:frame>
        <draw:frame draw:style-name="gr9" draw:text-style-name="P8" draw:layer="layout" svg:width="6.543cm" svg:height="0.763cm" svg:x="1.276cm" svg:y="5.529cm">
          <draw:text-box>
            <text:p text:style-name="P1"><text:span text:style-name="T8">BS, Economics</text:span></text:p>
            <text:p text:style-name="P1"><text:span text:style-name="T8">Mathematics and Statistics minors</text:span></text:p>
          </draw:text-box>
        </draw:frame>
        <draw:frame draw:style-name="gr10" draw:text-style-name="P9" draw:layer="layout" svg:width="0.317cm" svg:height="0.425cm" svg:x="6.946cm" svg:y="6.164cm">
          <draw:text-box>
            <text:p text:style-name="P1"><text:span text:style-name="T9"><text:s text:c="2"/></text:span></text:p>
          </draw:text-box>
        </draw:frame>
        <draw:line draw:style-name="gr6" draw:layer="layout" svg:x1="1.246cm" svg:y1="18.446cm" svg:x2="7.24cm" svg:y2="18.446cm">
          <text:p/>
        </draw:line>
        <draw:frame draw:style-name="gr11" draw:text-style-name="P6" draw:layer="layout" svg:width="5.988cm" svg:height="0.548cm" svg:x="1.246cm" svg:y="17.804cm">
          <draw:text-box>
            <text:p text:style-name="P1"><text:span text:style-name="T4"></text:span><text:span text:style-name="T5"> </text:span><text:span text:style-name="T6">AWARDS &amp; ACHIEVEMENTS</text:span></text:p>
          </draw:text-box>
        </draw:frame>
        <draw:frame draw:style-name="gr12" draw:text-style-name="P7" draw:layer="layout" svg:width="5.361cm" svg:height="0.496cm" svg:x="1.246cm" svg:y="18.684cm">
          <draw:text-box>
            <text:p text:style-name="P1"><text:span text:style-name="T7">Perficient Innovation Award</text:span></text:p>
          </draw:text-box>
        </draw:frame>
        <draw:frame draw:style-name="gr13" draw:text-style-name="P8" draw:layer="layout" svg:width="4.566cm" svg:height="0.382cm" svg:x="1.246cm" svg:y="19.14cm">
          <draw:text-box>
            <text:p text:style-name="P1"><text:span text:style-name="T8">Minneapolis Core Values (2019)</text:span></text:p>
          </draw:text-box>
        </draw:frame>
        <draw:frame draw:style-name="gr14" draw:text-style-name="P7" draw:layer="layout" svg:width="4.333cm" svg:height="0.496cm" svg:x="1.246cm" svg:y="19.742cm">
          <draw:text-box>
            <text:p text:style-name="P1"><text:span text:style-name="T7">Certified ScrumMaster</text:span></text:p>
          </draw:text-box>
        </draw:frame>
        <draw:frame draw:style-name="gr10" draw:text-style-name="P9" draw:layer="layout" svg:width="0.317cm" svg:height="0.425cm" svg:x="4.516cm" svg:y="19.775cm">
          <draw:text-box>
            <text:p text:style-name="P1"><text:span text:style-name="T9"><text:s/></text:span></text:p>
          </draw:text-box>
        </draw:frame>
        <draw:frame draw:style-name="gr15" draw:text-style-name="P9" draw:layer="layout" svg:width="6.056cm" svg:height="0.425cm" svg:x="1.246cm" svg:y="20.198cm">
          <draw:text-box>
            <text:p text:style-name="P1"><text:span text:style-name="T9">Scrum Alliance (2018)</text:span></text:p>
          </draw:text-box>
        </draw:frame>
        <draw:frame draw:style-name="gr10" draw:text-style-name="P9" draw:layer="layout" svg:width="0.317cm" svg:height="0.425cm" svg:x="4.957cm" svg:y="20.833cm">
          <draw:text-box>
            <text:p text:style-name="P1"><text:span text:style-name="T9"><text:s text:c="2"/></text:span></text:p>
          </draw:text-box>
        </draw:frame>
        <draw:frame draw:style-name="gr10" draw:text-style-name="P9" draw:layer="layout" svg:width="0.317cm" svg:height="0.425cm" svg:x="5.959cm" svg:y="24.02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16cm" svg:y="25.079cm">
          <draw:text-box>
            <text:p text:style-name="P1"><text:span text:style-name="T9"><text:s/></text:span></text:p>
          </draw:text-box>
        </draw:frame>
        <draw:line draw:style-name="gr6" draw:layer="layout" svg:x1="1.272cm" svg:y1="7.544cm" svg:x2="6.63cm" svg:y2="7.544cm">
          <text:p/>
        </draw:line>
        <draw:frame draw:style-name="gr16" draw:text-style-name="P6" draw:layer="layout" svg:width="5.815cm" svg:height="0.548cm" svg:x="1.272cm" svg:y="6.902cm">
          <draw:text-box>
            <text:p text:style-name="P1"><text:span text:style-name="T10"></text:span><text:span text:style-name="T5"> </text:span><text:span text:style-name="T6">TECHNICAL EXPERIENCE</text:span></text:p>
          </draw:text-box>
        </draw:frame>
        <draw:frame draw:style-name="gr17" draw:text-style-name="P10" draw:layer="layout" svg:width="3.943cm" svg:height="0.467cm" svg:x="1.279cm" svg:y="7.817cm">
          <draw:text-box>
            <text:p text:style-name="P1"><text:span text:style-name="T11">Code</text:span></text:p>
          </draw:text-box>
        </draw:frame>
        <draw:frame draw:style-name="gr18" draw:text-style-name="P12" draw:layer="layout" svg:width="5.899cm" svg:height="2.286cm" svg:x="1.27cm" svg:y="8.305cm">
          <draw:text-box>
            <text:p text:style-name="P11"><text:span text:style-name="T8">Javascript (Angular, NestJS, React),</text:span></text:p>
            <text:p text:style-name="P11"><text:span text:style-name="T8">Java Server Pages, jQuery, HTML, CSS,</text:span></text:p>
            <text:p text:style-name="P11"><text:span text:style-name="T8">NodeJS, Groovy, LaTeX, Python, Redux,</text:span></text:p>
            <text:p text:style-name="P11"><text:span text:style-name="T8">C++, C#, Java (Spring, Spring Boot), JSON,</text:span></text:p>
            <text:p text:style-name="P11"><text:span text:style-name="T8">R, Stata, SQL, XML, YAML, PERL, PHP</text:span></text:p>
          </draw:text-box>
        </draw:frame>
        <draw:frame draw:style-name="gr19" draw:text-style-name="P12" draw:layer="layout" svg:width="6.301cm" svg:height="1.829cm" svg:x="1.27cm" svg:y="11.484cm">
          <draw:text-box>
            <text:p text:style-name="P11"><text:span text:style-name="T8">AEM, Ansible, AWS, Bitbucket, Docker, </text:span></text:p>
            <text:p text:style-name="P11"><text:span text:style-name="T8">GCP, Git, Github, Jenkins, Linux, MySQL, </text:span></text:p>
            <text:p text:style-name="P11"><text:span text:style-name="T8">RequestTracker, Salesforce, ServiceNow, </text:span></text:p>
            <text:p text:style-name="P11"><text:span text:style-name="T8">SVN, Vagrant, Virtual Machines, Wordpress </text:span></text:p>
          </draw:text-box>
        </draw:frame>
        <draw:line draw:style-name="gr20" draw:layer="layout" svg:x1="20.32cm" svg:y1="1.277cm" svg:x2="20.32cm" svg:y2="2.463cm">
          <text:p/>
        </draw:line>
        <draw:line draw:style-name="gr21" draw:layer="layout" svg:x1="8.763cm" svg:y1="4.835cm" svg:x2="14.807cm" svg:y2="4.835cm">
          <text:p/>
        </draw:line>
        <draw:frame draw:style-name="gr22" draw:text-style-name="P6" draw:layer="layout" svg:width="6.767cm" svg:height="0.548cm" svg:x="8.763cm" svg:y="4.193cm">
          <draw:text-box>
            <text:p text:style-name="P1"><text:span text:style-name="T4"></text:span><text:span text:style-name="T5"> </text:span><text:span text:style-name="T12">PROFESSIONAL EXPERIENCE</text:span></text:p>
          </draw:text-box>
        </draw:frame>
        <draw:frame draw:style-name="gr23" draw:text-style-name="P13" draw:layer="layout" svg:width="12.509cm" svg:height="8.461cm" svg:x="8.902cm" svg:y="15.942cm">
          <draw:text-box>
            <text:p text:style-name="P1"><text:span text:style-name="T7">Perficient, Inc.</text:span><text:span text:style-name="T13"> (Mar 2018 – Feb 2021)</text:span></text:p>
            <text:p text:style-name="P1"><text:span text:style-name="T14"/></text:p>
            <text:p text:style-name="P1"><text:span text:style-name="T14"><text:tab/></text:span><text:span text:style-name="T14">Senior UI Developer</text:span><text:span text:style-name="T14"><text:tab/></text:span><text:span text:style-name="T13">Client: </text:span><text:span text:style-name="T14">Poly, Inc.</text:span></text:p>
            <text:list text:style-name="L2">
              <text:list-item>
                <text:p text:style-name="P1"><text:span text:style-name="T13">Created proof-of-concept prototypes for upgrading primary site navigation</text:span></text:p>
              </text:list-item>
              <text:list-item>
                <text:p text:style-name="P1"><text:span text:style-name="T13">Supported rebranding efforts through a variety of frontend enhancemen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Full Stack Developer</text:span><text:span text:style-name="T14"><text:tab/></text:span><text:span text:style-name="T13">Client: </text:span><text:span text:style-name="T14">Mitsubishi UFJ Financial Group, Inc.</text:span></text:p>
            <text:list text:continue-numbering="true" text:style-name="L2">
              <text:list-item>
                <text:p text:style-name="P1"><text:span text:style-name="T13">Enhanced and supported client's business-critical online trust &amp; custody portal</text:span></text:p>
              </text:list-item>
              <text:list-item>
                <text:p text:style-name="P1"><text:span text:style-name="T13">Troubleshot complex issues across the frontend, backend and database</text:span></text:p>
              </text:list-item>
              <text:list-item>
                <text:p text:style-name="P1"><text:span text:style-name="T13">Migrated important business functions away from legacy technology</text:span></text:p>
              </text:list-item>
              <text:list-item>
                <text:p text:style-name="P1"><text:span text:style-name="T13">Achieved recognition for tenacious and innovative problem solving 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Solutions Developer</text:span><text:span text:style-name="T14"><text:tab/></text:span><text:span text:style-name="T13">Client: </text:span><text:span text:style-name="T14">Adobe, Inc.</text:span></text:p>
            <text:list text:continue-numbering="true" text:style-name="L2">
              <text:list-item>
                <text:p text:style-name="P1"><text:span text:style-name="T13">Assisted Adobe's clients with setup of Adobe's custom User Sync Tool</text:span></text:p>
              </text:list-item>
              <text:list-item>
                <text:p text:style-name="P1"><text:span text:style-name="T13">Transitioned 50+ client teams from serial licensing to named user deployment</text:span></text:p>
              </text:list-item>
              <text:list-item>
                <text:p text:style-name="P1"><text:span text:style-name="T13">Developed a simulated roster system REST API for reaching more clients</text:span></text:p>
              </text:list-item>
              <text:list-item>
                <text:p text:style-name="P1"><text:span text:style-name="T13">Crafted customized business intelligence reporting functionality</text:span></text:p>
              </text:list-item>
            </text:list>
          </draw:text-box>
        </draw:frame>
        <draw:frame draw:style-name="gr24" draw:text-style-name="P13" draw:layer="layout" svg:width="12.028cm" svg:height="2.547cm" svg:x="8.902cm" svg:y="23.824cm">
          <draw:text-box>
            <text:p text:style-name="P1"><text:span text:style-name="T7">Do Good Tech </text:span><text:span text:style-name="T13">(Aug 2017 – Feb 2018)</text:span><text:span text:style-name="T7"> </text:span></text:p>
            <text:p text:style-name="P1"><text:span text:style-name="T7"/></text:p>
            <text:p text:style-name="P1"><text:span text:style-name="T7"><text:tab/></text:span><text:span text:style-name="T7">Front End Developer</text:span></text:p>
            <text:list text:style-name="L2">
              <text:list-item>
                <text:p text:style-name="P1"><text:span text:style-name="T13">Contributed to the development of a coupon redemption application</text:span></text:p>
              </text:list-item>
              <text:list-item>
                <text:p text:style-name="P1"><text:span text:style-name="T13">Planned a strategy for leveraging dynamic forms for user-sourced content</text:span></text:p>
              </text:list-item>
              <text:list-item>
                <text:p text:style-name="P1"><text:span text:style-name="T13">Recreated AngularJS brochureware site in Angular 4 within time constraints</text:span></text:p>
              </text:list-item>
            </text:list>
          </draw:text-box>
        </draw:frame>
        <draw:frame draw:style-name="gr25" draw:text-style-name="P13" draw:layer="layout" svg:width="12.934cm" svg:height="5.205cm" svg:x="8.775cm" svg:y="5.02cm">
          <draw:text-box>
            <text:p text:style-name="P1"><text:span text:style-name="T7">Cogency Global, Inc </text:span><text:span text:style-name="T13">(Jan 2024 – Jun 2025)</text:span></text:p>
            <text:p text:style-name="P1"><text:span text:style-name="T14"><text:tab/></text:span></text:p>
            <text:p text:style-name="P1"><text:span text:style-name="T14"><text:tab/></text:span><text:span text:style-name="T14">Application Developer</text:span></text:p>
            <text:list text:style-name="L3">
              <text:list-item>
                <text:p text:style-name="P1"><text:span text:style-name="T13">In-house application development supporting various operations teams</text:span></text:p>
              </text:list-item>
              <text:list-item>
                <text:p text:style-name="P1"><text:span text:style-name="T13">Full stack development for Angular frontends and .NET backends</text:span></text:p>
              </text:list-item>
              <text:list-item>
                <text:p text:style-name="P1"><text:span text:style-name="T13">Prioritized TypeScript best practices during development and code reviews</text:span></text:p>
              </text:list-item>
              <text:list-item>
                <text:p text:style-name="P1"><text:span text:style-name="T13">SQL development within a well-established stored procedure environment</text:span></text:p>
              </text:list-item>
            </text:list>
            <text:p text:style-name="P1"><text:span text:style-name="T14"/></text:p>
            <text:list text:continue-numbering="true" text:style-name="L3">
              <text:list-item>
                <text:p text:style-name="P1"><text:span text:style-name="T13">Team specialty was consumer-facing data intake applications</text:span></text:p>
              </text:list-item>
              <text:list-item>
                <text:p text:style-name="P1"><text:span text:style-name="T13">Supported existing apps and facilitated the delivery of two new ones</text:span></text:p>
              </text:list-item>
              <text:list-item>
                <text:p text:style-name="P1"><text:span text:style-name="T13">Integrated with established team and served as a mentor to teammates</text:span></text:p>
              </text:list-item>
              <text:list-item>
                <text:p text:style-name="P1"><text:span text:style-name="T13">Participated in regular design meetings and stakeholder discussions</text:span></text:p>
              </text:list-item>
            </text:list>
          </draw:text-box>
        </draw:frame>
        <draw:frame draw:style-name="gr17" draw:text-style-name="P10" draw:layer="layout" svg:width="3.943cm" svg:height="0.467cm" svg:x="1.27cm" svg:y="11.03cm">
          <draw:text-box>
            <text:p text:style-name="P1"><text:span text:style-name="T11">Technologies</text:span></text:p>
          </draw:text-box>
        </draw:frame>
        <draw:frame draw:style-name="gr26" draw:text-style-name="P7" draw:layer="layout" svg:width="3.774cm" svg:height="0.496cm" svg:x="1.246cm" svg:y="20.889cm">
          <draw:text-box>
            <text:p text:style-name="P1"><text:span text:style-name="T7">KCS Principles v5.3</text:span></text:p>
          </draw:text-box>
        </draw:frame>
        <draw:frame draw:style-name="gr27" draw:text-style-name="P9" draw:layer="layout" svg:width="6.056cm" svg:height="0.849cm" svg:x="1.246cm" svg:y="21.345cm">
          <draw:text-box>
            <text:p text:style-name="P1"><text:span text:style-name="T9">Knowledge-Centered Support</text:span></text:p>
            <text:p text:style-name="P1"><text:span text:style-name="T9">HDI Certification (2014)</text:span></text:p>
          </draw:text-box>
        </draw:frame>
        <draw:line draw:style-name="gr6" draw:layer="layout" svg:x1="1.27cm" svg:y1="23.429cm" svg:x2="4.978cm" svg:y2="23.429cm">
          <text:p/>
        </draw:line>
        <draw:frame draw:style-name="gr11" draw:text-style-name="P6" draw:layer="layout" svg:width="5.988cm" svg:height="0.548cm" svg:x="1.27cm" svg:y="22.787cm">
          <draw:text-box>
            <text:p text:style-name="P1"><text:span text:style-name="T4"></text:span><text:span text:style-name="T5"> </text:span><text:span text:style-name="T6">VOLUNTEERING</text:span></text:p>
          </draw:text-box>
        </draw:frame>
        <draw:frame draw:style-name="gr28" draw:text-style-name="P7" draw:layer="layout" svg:width="4.439cm" svg:height="0.496cm" svg:x="1.27cm" svg:y="23.747cm">
          <draw:text-box>
            <text:p text:style-name="P1"><text:span text:style-name="T7">Technovation</text:span></text:p>
          </draw:text-box>
        </draw:frame>
        <draw:frame draw:style-name="gr29" draw:text-style-name="P8" draw:layer="layout" svg:width="4.451cm" svg:height="0.382cm" svg:x="1.27cm" svg:y="24.203cm">
          <draw:text-box>
            <text:p text:style-name="P1"><text:span text:style-name="T8">Mentor (2021)</text:span></text:p>
          </draw:text-box>
        </draw:frame>
        <draw:frame draw:style-name="gr28" draw:text-style-name="P7" draw:layer="layout" svg:width="4.439cm" svg:height="0.496cm" svg:x="1.27cm" svg:y="24.814cm">
          <draw:text-box>
            <text:p text:style-name="P1"><text:span text:style-name="T7">Eden Prairie Prop Shop</text:span></text:p>
          </draw:text-box>
        </draw:frame>
        <draw:frame draw:style-name="gr30" draw:text-style-name="P8" draw:layer="layout" svg:width="4.887cm" svg:height="0.382cm" svg:x="1.27cm" svg:y="25.27cm">
          <draw:text-box>
            <text:p text:style-name="P1"><text:span text:style-name="T8">Furniture Pickup &amp; Delivery (2013)</text:span></text:p>
          </draw:text-box>
        </draw:frame>
        <draw:line draw:style-name="gr6" draw:layer="layout" svg:x1="1.246cm" svg:y1="18.482cm" svg:x2="7.24cm" svg:y2="18.482cm">
          <text:p/>
        </draw:line>
        <draw:frame draw:style-name="gr10" draw:text-style-name="P9" draw:layer="layout" svg:width="0.317cm" svg:height="0.425cm" svg:x="5.982cm" svg:y="15.23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39cm" svg:y="16.289cm">
          <draw:text-box>
            <text:p text:style-name="P1"><text:span text:style-name="T9"><text:s/></text:span></text:p>
          </draw:text-box>
        </draw:frame>
        <draw:line draw:style-name="gr6" draw:layer="layout" svg:x1="1.293cm" svg:y1="14.639cm" svg:x2="3.789cm" svg:y2="14.632cm">
          <text:p/>
        </draw:line>
        <draw:frame draw:style-name="gr31" draw:text-style-name="P14" draw:layer="layout" svg:width="6.011cm" svg:height="0.548cm" svg:x="1.293cm" svg:y="13.997cm">
          <draw:text-box>
            <text:p text:style-name="P1"><text:span text:style-name="T4"></text:span><text:span text:style-name="T5"> </text:span><text:span text:style-name="T6">SPEAKING</text:span></text:p>
          </draw:text-box>
        </draw:frame>
        <draw:frame draw:style-name="gr32" draw:text-style-name="P7" draw:layer="layout" svg:width="5.442cm" svg:height="0.496cm" svg:x="1.293cm" svg:y="14.957cm">
          <draw:text-box>
            <text:p text:style-name="P1"><text:span text:style-name="T7">Minnesota Developers Conference</text:span></text:p>
          </draw:text-box>
        </draw:frame>
        <draw:frame draw:style-name="gr33" draw:text-style-name="P8" draw:layer="layout" svg:width="6.115cm" svg:height="0.382cm" svg:x="1.293cm" svg:y="15.413cm">
          <draw:text-box>
            <text:p text:style-name="P1"><text:span text:style-name="T8">Conversational Quantum Computing (2022)</text:span></text:p>
          </draw:text-box>
        </draw:frame>
        <draw:frame draw:style-name="gr28" draw:text-style-name="P7" draw:layer="layout" svg:width="4.439cm" svg:height="0.496cm" svg:x="1.293cm" svg:y="16.024cm">
          <draw:text-box>
            <text:p text:style-name="P1"><text:span text:style-name="T7">Spring Meetup</text:span></text:p>
          </draw:text-box>
        </draw:frame>
        <draw:frame draw:style-name="gr34" draw:text-style-name="P8" draw:layer="layout" svg:width="5.73cm" svg:height="0.382cm" svg:x="1.293cm" svg:y="16.48cm">
          <draw:text-box>
            <text:p text:style-name="P1"><text:span text:style-name="T8">Automate the Boring Stuff: CI/CD <text:s/>(2018)</text:span></text:p>
          </draw:text-box>
        </draw:frame>
        <draw:frame draw:style-name="gr35" draw:text-style-name="P13" draw:layer="layout" svg:width="12.509cm" svg:height="4.654cm" svg:x="8.902cm" svg:y="10.809cm">
          <draw:text-box>
            <text:p text:style-name="P1"><text:span text:style-name="T7">Creed Interactive</text:span><text:span text:style-name="T13"> (Feb 2021 – Sep 2023)</text:span></text:p>
            <text:list text:style-name="L3">
              <text:list-header>
                <text:p text:style-name="P1"><text:span text:style-name="T13"/></text:p>
              </text:list-header>
            </text:list>
            <text:p text:style-name="P1"><text:span text:style-name="T14"><text:tab/></text:span><text:span text:style-name="T14">Senior Developer</text:span><text:span text:style-name="T14"><text:tab/></text:span><text:span text:style-name="T13">Client: </text:span><text:span text:style-name="T14">ConvergeOne</text:span></text:p>
            <text:list text:style-name="L2">
              <text:list-item>
                <text:p text:style-name="P1"><text:span text:style-name="T13">Maintained, supported and enhanced a custom React chat application</text:span></text:p>
              </text:list-item>
              <text:list-item>
                <text:p text:style-name="P1"><text:span text:style-name="T13">Worked closely with client team on integration, enhancements and training</text:span></text:p>
              </text:list-item>
              <text:list-item>
                <text:p text:style-name="P1"><text:span text:style-name="T13">Performed code reviews and mentorship on client's other projec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Developer</text:span><text:span text:style-name="T14"><text:tab/></text:span><text:span text:style-name="T14"><text:tab/></text:span><text:span text:style-name="T13">Client: </text:span><text:span text:style-name="T14">Delta Dental of Michigan</text:span></text:p>
            <text:list text:continue-numbering="true" text:style-name="L2">
              <text:list-item>
                <text:p text:style-name="P1"><text:span text:style-name="T13">Rapidly familiarized myself with tech stack and delivered immediate value</text:span></text:p>
              </text:list-item>
              <text:list-item>
                <text:p text:style-name="P1"><text:span text:style-name="T13">Advocated good practice adoption within client's SAFe operating structure</text:span></text:p>
              </text:list-item>
              <text:list-item>
                <text:p text:style-name="P1"><text:span text:style-name="T13">Directed the urgent delivery of 2,600+ QA tests and systemic improvements</text:span></text:p>
              </text:list-item>
            </text:list>
          </draw:text-box>
        </draw:frame>
        <draw:line draw:style-name="gr36" draw:layer="layout" svg:x1="8.572cm" svg:y1="15.786cm" svg:x2="8.572cm" svg:y2="11.316cm">
          <text:p/>
        </draw:line>
        <draw:line draw:style-name="gr36" draw:layer="layout" svg:x1="15.125cm" svg:y1="11.316cm" svg:x2="8.572cm" svg:y2="11.316cm">
          <text:p/>
        </draw:line>
        <draw:line draw:style-name="gr36" draw:layer="layout" svg:x1="8.902cm" svg:y1="15.463cm" svg:x2="8.584cm" svg:y2="15.78cm">
          <text:p/>
        </draw:line>
        <draw:line draw:style-name="gr36" draw:layer="layout" svg:x1="9.537cm" svg:y1="15.463cm" svg:x2="8.902cm" svg:y2="15.463cm">
          <text:p/>
        </draw:line>
        <draw:line draw:style-name="gr36" draw:layer="layout" svg:x1="8.572cm" svg:y1="23.508cm" svg:x2="8.572cm" svg:y2="16.447cm">
          <text:p/>
        </draw:line>
        <draw:line draw:style-name="gr36" draw:layer="layout" svg:x1="14.719cm" svg:y1="16.447cm" svg:x2="8.572cm" svg:y2="16.447cm">
          <text:p/>
        </draw:line>
        <draw:line draw:style-name="gr36" draw:layer="layout" svg:x1="8.902cm" svg:y1="23.183cm" svg:x2="8.584cm" svg:y2="23.5cm">
          <text:p/>
        </draw:line>
        <draw:line draw:style-name="gr36" draw:layer="layout" svg:x1="9.537cm" svg:y1="23.183cm" svg:x2="8.902cm" svg:y2="23.183cm">
          <text:p/>
        </draw:line>
        <draw:line draw:style-name="gr36" draw:layer="layout" svg:x1="14.719cm" svg:y1="24.321cm" svg:x2="8.572cm" svg:y2="24.321cm">
          <text:p/>
        </draw:line>
        <draw:line draw:style-name="gr36" draw:layer="layout" svg:x1="9.537cm" svg:y1="26.358cm" svg:x2="8.902cm" svg:y2="26.358cm">
          <text:p/>
        </draw:line>
        <draw:line draw:style-name="gr36" draw:layer="layout" svg:x1="8.572cm" svg:y1="26.658cm" svg:x2="8.572cm" svg:y2="24.321cm">
          <text:p/>
        </draw:line>
        <draw:line draw:style-name="gr36" draw:layer="layout" svg:x1="8.89cm" svg:y1="26.353cm" svg:x2="8.572cm" svg:y2="26.67cm">
          <text:p/>
        </draw:line>
        <draw:line draw:style-name="gr36" draw:layer="layout" svg:x1="8.572cm" svg:y1="10.468cm" svg:x2="8.572cm" svg:y2="5.515cm">
          <text:p/>
        </draw:line>
        <draw:line draw:style-name="gr36" draw:layer="layout" svg:x1="15.303cm" svg:y1="5.515cm" svg:x2="8.572cm" svg:y2="5.515cm">
          <text:p/>
        </draw:line>
        <draw:line draw:style-name="gr36" draw:layer="layout" svg:x1="8.902cm" svg:y1="10.16cm" svg:x2="8.584cm" svg:y2="10.477cm">
          <text:p/>
        </draw:line>
        <draw:line draw:style-name="gr36" draw:layer="layout" svg:x1="9.537cm" svg:y1="10.16cm" svg:x2="8.902cm" svg:y2="10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3" style:family="graphic">
      <style:paragraph-properties style:line-height-at-least="0.626cm" style:text-autospace="none"/>
    </style:style>
    <style:style style:name="A2" style:family="graphic">
      <style:graphic-properties loext:opacity="100%" loext:color-lum-mod="100%" loext:color-lum-off="0%"/>
      <style:paragraph-properties style:line-height-at-least="0.563cm" style:text-autospace="none"/>
      <style:text-properties fo:color="#000000" fo:font-family="Lato, Lato" style:font-family-generic="swiss" fo:font-size="9pt" style:font-family-asian="Lato, Lato" style:font-family-generic-asian="swiss" style:font-size-asian="9pt" style:font-family-complex="Lato, Lato" style:font-family-generic-complex="swiss" style:font-size-complex="9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  <style:style style:name="A1" style:family="graphic">
      <style:graphic-properties loext:opacity="100%" loext:color-lum-mod="100%" loext:color-lum-off="0%"/>
      <style:paragraph-properties style:line-height-at-least="0.626cm" style:text-autospace="none"/>
      <style:text-properties fo:color="#000000" fo:font-family="Lato, Lato" style:font-family-generic="swiss" fo:font-size="10pt" style:font-family-asian="Lato, Lato" style:font-family-generic-asian="swiss" style:font-size-asian="10pt" style:font-family-complex="Lato, Lato" style:font-family-generic-complex="swiss" style:font-size-complex="10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15$Win32 OpenOffice.org_project/4115m2$Build-9813</meta:generator>
    <dc:date>2025-11-24T08:57:28.12</dc:date>
    <meta:editing-duration>PT4H6M28S</meta:editing-duration>
    <meta:editing-cycles>25</meta:editing-cycles>
    <meta:document-statistic meta:object-count="66"/>
  </office:meta>
</office:document-meta>
</file>